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J Regular" svg:font-family="'Source Han Sans J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What do you get when you combine Gordon Gekko with Stephen Hawking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wo choices – Two consequ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 1492, Columbus received funding from Spain to sail West to Asia</text:p>
              </text:list-item>
              <text:list-item>
                <text:p>The Ming dynasty stopped treasure ship explorations that had reached the coast of Africa, because they were two expensive</text:p>
              </text:list-item>
              <text:list-item>
                <text:p>Consequences</text:p>
                <text:list>
                  <text:list-item>
                    <text:p>European world domination and the Industrial Revolution</text:p>
                  </text:list-item>
                  <text:list-item>
                    <text:p>A century of humiliation for Ch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les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conomic growth requires massive investments in science and technology, but those investments are becoming too expensive for governments.</text:p>
              </text:list-item>
              <text:list-item>
                <text:p>The WWW came from the CERN collider. <text:s/>The semiconductor and internet came from Apollo</text:p>
              </text:list-item>
              <text:list-item>
                <text:p>Creative funding solutions from private industry are essential to build these projects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dif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mediate profit - Columbus was not motivated solely by prestige or curiosity. <text:s/>He wanted to make money selling spices.</text:p>
              </text:list-item>
              <text:list-item>
                <text:p>Competition - If Spain funded Columbus only after he was rejected by Portugal and England. Once Spain pushed into the New World, the other European powers had to follo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les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the next generation of science mega-projects, we need two things:</text:p>
                <text:list>
                  <text:list-item>
                    <text:p>Competition</text:p>
                  </text:list-item>
                  <text:list-item>
                    <text:p>Immediate profits</text:p>
                    <text:list>
                      <text:list-item>
                        <text:p>Tens of billions of dollars is a lot of money for a non-profit venture. <text:s/>It's a small, even trivial, amount of money for a for-profit compan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Particle accelera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ext generation of accelerators currently in design stage</text:p>
                <text:list>
                  <text:list-item>
                    <text:p>CERN</text:p>
                  </text:list-item>
                  <text:list-item>
                    <text:p>China</text:p>
                  </text:list-item>
                  <text:list-item>
                    <text:p>United States (?)</text:p>
                  </text:list-item>
                </text:list>
              </text:list-item>
              <text:list-item>
                <text:p>Massive engineering projects</text:p>
                <text:list>
                  <text:list-item>
                    <text:p>50 to 100 km tu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onstructive com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ither we have two or three projects or we have none of them.</text:p>
              </text:list-item>
              <text:list-item>
                <text:p>We can take people's competitive urges and focus it into doing better science rather than through destruction</text:p>
              </text:list-item>
              <text:list-item>
                <text:p>Business people are used to th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onstructive com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etition between the United States and the Soviet Union got us to the moon, but then the space race ended. <text:s/>We need to restart the space race. <text:s/>We need a Mars race, a Jupiter race, and a race to build the next particle accelerator</text:p>
              </text:list-item>
              <text:list-item>
                <text:p>Destructive competition is bad. <text:s/>No competition is also bad</text:p>
              </text:list-item>
              <text:list-item>
                <text:p>Constructive competition requires a lot of cooperation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ree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urope – FCC – Future circular collider</text:p>
              </text:list-item>
              <text:list-item>
                <text:p>China – SPPC / CEPC</text:p>
              </text:list-item>
              <text:list-item>
                <text:p>United States -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Euro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xt generation of collider after LHC</text:p>
              </text:list-item>
              <text:list-item>
                <text:p>Estimated cost:</text:p>
              </text:list-item>
              <text:list-item>
                <text:p>Political goals: Deepen European integration and remain number one in particle physic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hi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EPC </text:p>
              </text:list-item>
              <text:list-item>
                <text:p>Estimated cost – USD 3 billion for phase I</text:p>
              </text:list-item>
              <text:list-item>
                <text:p>Political goals: Establish China as a world power, while internationalizing the Chinese scientific community by importing talent and best practices from around the worl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United Sta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 current projects</text:p>
              </text:list-item>
              <text:list-item>
                <text:p>If Europe and China go ahead, then the United States will have to ask itself whether it still wants to be a superpower.</text:p>
              </text:list-item>
              <text:list-item>
                <text:p>This decision will be made around 2025.</text:p>
              </text:list-item>
              <text:list-item>
                <text:p>I believe that the United States will rise to the occasion. <text:s/>There will be a Sputnik mo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Immediate pro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se projects will be difficult to justify without some immediate or near term profits</text:p>
              </text:list-item>
              <text:list-item>
                <text:p>Some element of non-profit government funding will be necessary, but private for-profit funding would be helpful.</text:p>
              </text:list-item>
              <text:list-item>
                <text:p>Good for the scientists – Multiple streams of funding, give the scientists the ability to direct the project in a way that will maximize scie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How do you make money from a particle accelera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ou tell us</text:p>
              </text:list-item>
              <text:list-item>
                <text:p>Bankers, real estate developers, urban planners, advertising and marketing experts are needed to come up with ideas</text:p>
              </text:list-item>
              <text:list-item>
                <text:p>Projects are in the planning stages and the physicists are open to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Possible ide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hopping malls and residential complexes?</text:p>
              </text:list-item>
              <text:list-item>
                <text:p>Clean energy development – geothermal?</text:p>
              </text:list-item>
              <text:list-item>
                <text:p>Theme parks? <text:s/>Science tourism?</text:p>
              </text:list-item>
              <text:list-item>
                <text:p>Biotech? Medical tourism?</text:p>
              </text:list-item>
              <text:list-item>
                <text:p>Robotics?</text:p>
              </text:list-item>
              <text:list-item>
                <text:p>High technology manufacturing centers?</text:p>
              </text:list-item>
              <text:list-item>
                <text:p>Educational technology?</text:p>
              </text:list-item>
              <text:list-item>
                <text:p>Long term space studies? <text:s/>How do you build a hotel on Mar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More than a particle physics labora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next generation of physics megaprojects, will not just be a laboratory in physics, but also civil engineering, and business and finance</text:p>
              </text:list-item>
              <text:list-item>
                <text:p>We need not only the world's brightest physicists to make this work, but also the world's brightest financiers and real estate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economic future of humanity is at stak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we can't figure out how to make this work, we are doomed to economic stagnation.</text:p>
              </text:list-item>
              <text:list-item>
                <text:p>If this works, then we can start thinking about spreading out into the solar system and the cosm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Getting involv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ina is in the concept design review stage. <text:s/>CERN is in the pre-CDR stage.</text:p>
                <text:list>
                  <text:list-item>
                    <text:p>CERN CDR -</text:p>
                  </text:list-item>
                  <text:list-item>
                    <text:p>China CDR -</text:p>
                  </text:list-item>
                </text:list>
              </text:list-item>
              <text:list-item>
                <text:p>Bitquant Research Laboratories can work as a cultural mediator between the physicist and business worlds.</text:p>
              </text:list-item>
              <text:list-item>
                <text:p>Professor Hawking meet Mr. Gecko. <text:s/>Mr. Gecko, Professor Hawking. <text:s/>I'm sure you have a lot of things to discu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J Regular" svg:font-family="'Source Han Sans J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urce Han Sans J Regular" style:font-size-asian="24pt" style:language-asian="zh" style:country-asian="HK" style:font-name-complex="Source Han Sans J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1-24T11:11:20.413598883</meta:creation-date>
    <dc:date>2015-01-24T12:12:31.215688290</dc:date>
    <dc:creator>Wang Joseph</dc:creator>
    <meta:editing-duration>PT14M47S</meta:editing-duration>
    <meta:editing-cycles>6</meta:editing-cycles>
    <meta:generator>LibreOffice/4.3.4.1$Linux_X86_64 LibreOffice_project/430$Build-1</meta:generator>
    <meta:document-statistic meta:object-count="93"/>
  </office:meta>
</office:document-meta>
</file>